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0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1.409cm"/>
    </style:style>
    <style:style style:name="co5" style:family="table-column">
      <style:table-column-properties fo:break-before="auto" style:column-width="1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Grap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table:style-name="ce1"/>
          <table:table-cell office:value-type="string">
            <text:p>internal</text:p>
          </table:table-cell>
          <table:table-cell office:value-type="string">
            <text:p>public</text:p>
          </table:table-cell>
          <table:table-cell office:value-type="string">
            <text:p>TC related</text:p>
          </table:table-cell>
        </table:table-row>
        <table:table-row table:style-name="ro1">
          <table:table-cell table:style-name="ce1" office:value-type="string">
            <text:p>String getId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createVertex(Class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createEdge(Class, Vertex, 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Loading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loadingCompleted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GraphModified(long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long getGraphVersion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VertexListModified(lo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ng getVertexListVersion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EdgeListModified(lo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ng getEdgeListVersion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containsVertex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containsEdge(Edge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deleteVertex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deleteEdge(Edge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First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FirstVertex(Vertex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FirstVertex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Last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Edg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Edge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Edge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LastEdg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Vertex(int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Edge(int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MaxV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ExpandedVertex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ExpandedEdge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MaxE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VCount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nt getECount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oid setId(Stri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terable edges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edges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edges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List reachableVertices(Vertex, String, Class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Iterable vertices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vertices(Vertex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vertices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oid defragme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ransaction newTransaction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Transaction newReadOnlyTransaction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void setCurrentTransaction(Transaction)</text:p>
          </table:table-cell>
          <table:table-cell office:value-type="string">
            <text:p>x</text:p>
          </table:table-cell>
          <table:table-cell/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Transaction getCurrentTransaction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void commit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void abort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boolean isInConflict()</text:p>
          </table:table-cell>
          <table:table-cell office:value-type="string">
            <text:p>x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Savepoint defineSavepoin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storeSavepoint(Savepoint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hasStandardSuppor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hasTransactionSuppor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hasDatabaseSuppor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sortVertices(Comparato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sortEdges(Comparato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addGraphStructureChangedListener(GraphStructureChangedListene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moveGraphStructureChangedListener(GraphStructureChangedListene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moveAllGraphStructureChangedListeners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GraphStructureChangedListenerCoun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CARuleManagerInterface getECARuleManager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TraversalContext setTraversalContext(TraversalContext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TraversalContext getTraversalContext(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 table:number-rows-repeated="6547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ertex" table:style-name="ta1" table:print="false">
        <office:forms form:automatic-focus="false" form:apply-design-mode="false"/>
        <table:table-column table:style-name="co4" table:default-cell-style-name="Default"/>
        <table:table-column table:style-name="co2" table:number-columns-repeated="3" table:default-cell-style-name="ce2"/>
        <table:table-row table:style-name="ro1">
          <table:table-cell table:style-name="ce1"/>
          <table:table-cell office:value-type="string">
            <text:p>internal</text:p>
          </table:table-cell>
          <table:table-cell office:value-type="string">
            <text:p>public</text:p>
          </table:table-cell>
          <table:table-cell office:value-type="string">
            <text:p>TC related</text:p>
          </table:table-cell>
        </table:table-row>
        <table:table-row table:style-name="ro1">
          <table:table-cell table:style-name="ce1" office:value-type="string">
            <text:p>void delete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IncidenceListModified(lo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ng getIncidenceListVersion()</text:p>
          </table:table-cell>
          <table:table-cell table:style-name="ce5" office:value-type="string">
            <text:p>x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int getDegree(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EdgeDirection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EdgeClass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Class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EdgeClass, EdgeDirection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Class, EdgeDirection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Vertex getNext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NextVertex(Vertex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NextVertex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Prev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boolean, AggregationKind[]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Edge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LastIncidenc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boolean isBefore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putBefore(Vertex)</text:p>
          </table:table-cell>
          <table:table-cell table:style-name="Default"/>
          <table:table-cell table:style-name="ce5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After(Vertex)</text:p>
          </table:table-cell>
          <table:table-cell/>
          <table:table-cell table:style-name="ce5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putAfter(Vertex)</text:p>
          </table:table-cell>
          <table:table-cell table:style-name="Default"/>
          <table:table-cell table:style-name="ce5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terable incidences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Edge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Class, EdgeDirection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Edge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Class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List reachableVertices(String, Class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Set reachableVertices(Class, PathElement[]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boolean isValidAlpha(Edg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ValidOmega(Edg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ortIncidences(Comparato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DirectedM1EdgeClass getEdgeForRolename(Stri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ist adjacences(String)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table:style-name="ce1" office:value-type="string">
            <text:p>Edge addAdjacence(String, 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List removeAdjacences(String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moveAdjacence(String, 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 table:number-rows-repeated="6549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dge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row table:style-name="ro1">
          <table:table-cell table:style-name="ce1"/>
          <table:table-cell office:value-type="string">
            <text:p>internal</text:p>
          </table:table-cell>
          <table:table-cell office:value-type="string">
            <text:p>public</text:p>
          </table:table-cell>
          <table:table-cell office:value-type="string">
            <text:p>TC related</text:p>
          </table:table-cell>
          <table:table-cell/>
        </table:table-row>
        <table:table-row table:style-name="ro1">
          <table:table-cell table:style-name="ce1" office:value-type="string">
            <text:p>void delet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NextIncidence(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Directio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boolean, AggregationKind[]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Class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Class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Class, EdgeDirectio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Class, EdgeDirectio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Class, boolea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Class, boolea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Class, EdgeDirection, boolea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Class, EdgeDirection, boolean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PrevIncidence(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This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tex getThat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ring getThisRol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ring getThatRol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NextEdge(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Edge(EdgeClass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Edge(Class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PrevEdge(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Alpha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tex getOmega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BeforeIncidence(Edge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AfterIncidence(Edge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BeforeEdge(Edge)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BeforeEdge(Edge)</text:p>
          </table:table-cell>
          <table:table-cell/>
          <table:table-cell table:style-name="ce6" office:value-type="string">
            <text:p>x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boolean isAfterEdge(Edge)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AfterEdge(Edge)</text:p>
          </table:table-cell>
          <table:table-cell/>
          <table:table-cell table:style-name="ce5" office:value-type="string">
            <text:p>x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void setAlpha(Vertex)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Omega(Vertex)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This(Vertex)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That(Vertex)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IncidenceBefore(Edge)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IncidenceAfter(Edge)</text:p>
          </table:table-cell>
          <table:table-cell/>
          <table:table-cell table:style-name="ce5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NormalEdg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ReversedEdg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Normal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ggregationKind getSemantics()</text:p>
          </table:table-cell>
          <table:table-cell/>
          <table:table-cell table:style-name="ce3"/>
          <table:table-cell/>
          <table:table-cell office:value-type="string">
            <text:p>getBlahAggregationKind</text:p>
          </table:table-cell>
        </table:table-row>
        <table:table-row table:style-name="ro1">
          <table:table-cell table:style-name="ce1" office:value-type="string">
            <text:p>AggregationKind getAlphaSemantics(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MBENENNEN!!</text:p>
          </table:table-cell>
        </table:table-row>
        <table:table-row table:style-name="ro1">
          <table:table-cell table:style-name="ce1" office:value-type="string">
            <text:p>AggregationKind getOmegaSemantics(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MBENENNEN!!</text:p>
          </table:table-cell>
        </table:table-row>
        <table:table-row table:style-name="ro1">
          <table:table-cell table:style-name="ce1" office:value-type="string">
            <text:p>AggregationKind getThisSemantics(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MBENENNEN!!</text:p>
          </table:table-cell>
        </table:table-row>
        <table:table-row table:style-name="ro1">
          <table:table-cell table:style-name="ce1" office:value-type="string">
            <text:p>AggregationKind getThatSemantics(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MBENENNEN!!</text:p>
          </table:table-cell>
        </table:table-row>
        <table:table-row table:style-name="ro1" table:number-rows-repeated="65491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28.09.2011</text:date>, <text:time>16:5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scha Strauß</meta:initial-creator>
    <meta:creation-date>2011-09-14T15:28:09</meta:creation-date>
    <dc:date>2011-09-28T16:58:25</dc:date>
    <meta:editing-duration>PT01H12M23S</meta:editing-duration>
    <meta:editing-cycles>7</meta:editing-cycles>
    <meta:generator>OpenOffice.org/3.2$Unix OpenOffice.org_project/320m12$Build-9483</meta:generator>
    <dc:creator>Sascha Strauß</dc:creator>
    <meta:document-statistic meta:table-count="3" meta:cell-count="421" meta:object-count="0"/>
  </office:meta>
</office:document-meta>
</file>